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9.318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de of the last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...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Error code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58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59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0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1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2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3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4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5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6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7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8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9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0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1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2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3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4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5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6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7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8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9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0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83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4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5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6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7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8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9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0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1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2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3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4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5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6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7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8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9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0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1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2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3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4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5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0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1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2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3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4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5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6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7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8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9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0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3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4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5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6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7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8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9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0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1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2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3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2])/16)*2"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 table:number-rows-repeated="10484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10:12:34.437980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7T12:59:45.469131097</dc:date>
    <meta:editing-duration>P1DT1H49M25S</meta:editing-duration>
    <meta:editing-cycles>97</meta:editing-cycles>
    <meta:generator>LibreOffice/24.2.7.2$Linux_X86_64 LibreOffice_project/420$Build-2</meta:generator>
    <meta:document-statistic meta:table-count="1" meta:cell-count="1330" meta:object-count="0"/>
  </office:meta>
</office:document-meta>
</file>